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3.868cm" fo:min-width="4.868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left" draw:textarea-vertical-align="middle" draw:auto-grow-height="false" fo:min-height="1.1cm" fo:min-width="5.15cm" fo:padding-top="0.1cm" fo:padding-bottom="0.1cm" fo:padding-left="0.1cm" fo:padding-right="0.1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1.05cm" fo:min-width="5.15cm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1.05cm" fo:min-width="5.15cm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fo:min-height="0.671cm" fo:padding-top="0cm" fo:padding-bottom="0cm" fo:padding-left="0cm" fo:padding-right="0cm"/>
    </style:style>
    <style:style style:name="gr6" style:family="graphic" style:parent-style-name="objectwithoutfill">
      <style:graphic-properties svg:stroke-width="0.03cm" svg:stroke-color="#2a6ab3" draw:marker-start-width="0.305cm" draw:marker-end="Symmetric_20_Arrow" draw:marker-end-width="0.2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solid" draw:fill-color="#99ccff"/>
      <style:paragraph-properties fo:line-height="100%" fo:text-align="start"/>
      <style:text-properties style:font-name="CMU Sans Serif" fo:font-size="8pt" style:font-name-asian="Courier New2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3a08c"/>
      <style:paragraph-properties fo:text-align="start"/>
      <style:text-properties style:font-name="CMU Sans Serif"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start"/>
      <style:text-properties style:font-name="CMU Sans Serif"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2a6ab3" style:font-name="CMU Sans Serif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2a6ab3" style:font-name="CMU Sans Serif" fo:font-size="8pt" style:font-name-asian="Courier New2" style:font-size-asian="8pt" style:font-size-complex="8pt"/>
    </style:style>
    <style:style style:name="T2" style:family="text">
      <style:text-properties style:font-name="CMU Sans Serif" fo:font-size="8pt" style:font-name-asian="Courier New2" style:font-size-asian="8pt" style:font-size-complex="8pt"/>
    </style:style>
    <style:style style:name="T3" style:family="text">
      <style:text-properties style:font-name="CMU Sans Serif" fo:font-size="8pt" style:font-size-asian="8pt" style:font-size-complex="8pt"/>
    </style:style>
    <style:style style:name="T4" style:family="text">
      <style:text-properties fo:color="#2a6ab3" style:font-name="CMU Sans 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5cm" svg:height="4.5cm" svg:x="0.1cm" svg:y="0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35cm" svg:height="1.3cm" svg:x="0.35cm" svg:y="0.347cm">
          <text:p text:style-name="P2"><text:span text:style-name="T1">‘</text:span><text:span text:style-name="T1">The RPA2 N terminus is required for</text:span></text:p>
          <text:p text:style-name="P2"><text:span text:style-name="T1">nuclear localization.’</text:span></text:p>
          <text:p text:style-name="P2"><text:span text:style-name="T2">rdf:about gene:3665527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5.35cm" svg:height="1.25cm" svg:x="0.35cm" svg:y="1.75cm">
          <text:p text:style-name="P4"><text:span text:style-name="T3">prov:hadPrimarySource</text:span></text:p>
          <text:p text:style-name="P4"><text:span text:style-name="T3"><text:s text:c="4"/></text:span><text:span text:style-name="T3">pubmed:22389385 .</text:span></text:p>
          <text:p text:style-name="P4"><text:span text:style-name="T3">prov:wasDerivedFrom ncbi:generifs.gz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35cm" svg:height="1.25cm" svg:x="0.35cm" svg:y="3.097cm">
          <text:p text:style-name="P4"><text:span text:style-name="T3">dct:created 2014-06-16 .</text:span></text:p>
          <text:p text:style-name="P4"><text:span text:style-name="T3">pav:version "1.3" .</text:span></text:p>
          <text:p text:style-name="P4"><text:span text:style-name="T3">pav:createdBy orcid:0000-0002-1267-0234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2cm" svg:height="0.671cm" svg:x="6.3cm" svg:y="0.85cm">
          <draw:text-box>
            <text:p text:style-name="P7"><text:span text:style-name="T4">AIDA sentence</text:span></text:p>
          </draw:text-box>
        </draw:frame>
        <draw:line draw:style-name="gr6" draw:text-style-name="P9" draw:layer="layout" svg:x1="6.25cm" svg:y1="1cm" svg:x2="3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6pt" fo:font-style="normal" style:text-underline-style="none" fo:font-weight="normal" style:font-name-asian="Trebuchet MS2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4pt" fo:font-style="normal" style:text-underline-style="none" fo:font-weight="bold" style:font-name-asian="Trebuchet MS2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3pt" fo:font-style="normal" style:text-underline-style="none" fo:font-weight="bold" style:font-name-asian="Trebuchet MS2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/>
      <style:text-properties fo:color="#000000" style:text-line-through-style="none" style:text-line-through-type="none" style:font-name="Liberation Sans2" fo:font-family="'Liberation Sans', Arial" style:font-family-generic="swiss" style:font-pitch="variable" fo:font-size="16pt" fo:font-style="normal" style:text-underline-style="none" fo:font-weight="bold" style:font-name-asian="DejaVu Sans1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8.4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5-16T10:41:21.561016392</dc:date>
    <dc:creator>Tobias Kuhn</dc:creator>
    <meta:editing-duration>PT57M21S</meta:editing-duration>
    <meta:editing-cycles>31</meta:editing-cycles>
    <meta:generator>LibreOffice/6.2.2.2$Linux_X86_64 LibreOffice_project/20$Build-2</meta:generator>
    <meta:document-statistic meta:object-count="6"/>
  </office:meta>
</office:document-meta>
</file>